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452b0" officeooo:paragraph-rsid="001452b0" style:font-size-asian="10.5pt" style:font-weight-asian="bold" style:font-size-complex="12pt" style:font-weight-complex="bold"/>
    </style:style>
    <style:style style:name="P2" style:family="paragraph" style:parent-style-name="Heading_20_3">
      <style:paragraph-properties fo:text-align="start" style:justify-single-word="false"/>
      <style:text-properties fo:font-size="12pt" style:text-underline-style="none" fo:font-weight="normal" officeooo:rsid="001452b0" officeooo:paragraph-rsid="001452b0" style:font-size-asian="10.5pt" style:font-weight-asian="normal" style:font-size-complex="12pt" style:font-weight-complex="normal"/>
    </style:style>
    <style:style style:name="P3" style:family="paragraph" style:parent-style-name="Heading_20_3">
      <style:paragraph-properties fo:text-align="start" style:justify-single-word="false"/>
      <style:text-properties fo:font-size="12pt" style:text-underline-style="none" fo:font-weight="normal" officeooo:rsid="0016ac58" officeooo:paragraph-rsid="0016ac5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31e7b" officeooo:paragraph-rsid="00131e7b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31e7b" officeooo:paragraph-rsid="00131e7b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452b0" officeooo:paragraph-rsid="001452b0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6ac58" officeooo:paragraph-rsid="0016ac58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a88e3" officeooo:paragraph-rsid="001a88e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bold" officeooo:rsid="001452b0" officeooo:paragraph-rsid="001452b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52b0" officeooo:paragraph-rsid="001452b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ac58" officeooo:paragraph-rsid="0016ac5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88e3" officeooo:paragraph-rsid="001a88e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8pt" style:text-underline-style="none" fo:font-weight="bold" officeooo:rsid="00131e7b" officeooo:paragraph-rsid="00131e7b" style:font-size-asian="18pt" style:font-weight-asian="bold" style:font-size-complex="18pt" style:font-weight-complex="bold"/>
    </style:style>
    <style:style style:name="P14" style:family="paragraph" style:parent-style-name="Standard" style:list-style-name="L4"/>
    <style:style style:name="P15" style:family="paragraph" style:parent-style-name="Standard">
      <style:paragraph-properties fo:text-align="start" style:justify-single-word="false"/>
      <style:text-properties fo:color="#2a6099" loext:opacity="100%" fo:font-size="11pt" style:text-underline-style="none" fo:font-weight="normal" officeooo:rsid="001a88e3" officeooo:paragraph-rsid="001a88e3" style:font-size-asian="11pt" style:font-weight-asian="normal" style:font-size-complex="11pt" style:font-weight-complex="normal"/>
    </style:style>
    <style:style style:name="P16" style:family="paragraph" style:parent-style-name="Text_20_body" style:list-style-name="L2">
      <style:paragraph-properties fo:margin-top="0in" fo:margin-bottom="0in" style:contextual-spacing="false"/>
    </style:style>
    <style:style style:name="P17" style:family="paragraph" style:parent-style-name="Text_20_body" style:list-style-name="L2">
      <style:text-properties officeooo:paragraph-rsid="00131e7b"/>
    </style:style>
    <style:style style:name="P18" style:family="paragraph" style:parent-style-name="Text_20_body" style:list-style-name="L4"/>
    <style:style style:name="P19" style:family="paragraph" style:parent-style-name="Text_20_body" style:list-style-name="L4">
      <style:paragraph-properties fo:margin-top="0in" fo:margin-bottom="0in" style:contextual-spacing="false"/>
    </style:style>
    <style:style style:name="P20" style:family="paragraph" style:parent-style-name="Text_20_body" style:list-style-name="L5"/>
    <style:style style:name="P21" style:family="paragraph" style:parent-style-name="Text_20_body" style:list-style-name="L6"/>
    <style:style style:name="P22" style:family="paragraph" style:parent-style-name="Text_20_body" style:list-style-name="L6">
      <style:paragraph-properties fo:margin-top="0in" fo:margin-bottom="0in" style:contextual-spacing="false"/>
    </style:style>
    <style:style style:name="P23" style:family="paragraph" style:parent-style-name="Text_20_body" style:list-style-name="L7"/>
    <style:style style:name="P24" style:family="paragraph" style:parent-style-name="Text_20_body" style:list-style-name="L8"/>
    <style:style style:name="P25" style:family="paragraph" style:parent-style-name="Text_20_body" style:list-style-name="L8">
      <style:paragraph-properties fo:margin-top="0in" fo:margin-bottom="0in" style:contextual-spacing="false"/>
    </style:style>
    <style:style style:name="P26" style:family="paragraph" style:parent-style-name="Text_20_body" style:list-style-name="L9" style:master-page-name="">
      <loext:graphic-properties draw:fill="none"/>
      <style:paragraph-properties fo:margin-left="0.25in" fo:margin-right="0in" fo:margin-top="0in" fo:margin-bottom="0.0972in" style:contextual-spacing="false" fo:line-height="115%" fo:text-align="start" style:justify-single-word="false" fo:text-indent="0in" style:auto-text-indent="false" style:page-number="auto" fo:background-color="transparent"/>
      <style:text-properties fo:font-size="12pt" style:text-underline-style="solid" style:text-underline-width="auto" style:text-underline-color="font-color" fo:font-weight="bold" officeooo:rsid="00131e7b" officeooo:paragraph-rsid="00131e7b" style:font-size-asian="10.5pt" style:font-weight-asian="bold" style:font-size-complex="12pt" style:font-weight-complex="bold"/>
    </style:style>
    <style:style style:name="P27" style:family="paragraph" style:parent-style-name="Text_20_body">
      <style:paragraph-properties fo:text-align="start" style:justify-single-word="false"/>
      <style:text-properties fo:font-size="12pt" style:text-underline-style="none" fo:font-weight="bold" officeooo:rsid="001452b0" officeooo:paragraph-rsid="001452b0" style:font-size-asian="10.5pt" style:font-weight-asian="bold" style:font-size-complex="12pt" style:font-weight-complex="bold"/>
    </style:style>
    <style:style style:name="P28" style:family="paragraph" style:parent-style-name="Text_20_body">
      <style:paragraph-properties fo:text-align="start" style:justify-single-word="false"/>
      <style:text-properties fo:font-size="12pt" style:text-underline-style="none" fo:font-weight="normal" officeooo:rsid="001452b0" officeooo:paragraph-rsid="001452b0" style:font-size-asian="10.5pt" style:font-weight-asian="normal" style:font-size-complex="12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size="12pt" style:text-underline-style="none" fo:font-weight="normal" officeooo:rsid="001a88e3" officeooo:paragraph-rsid="001a88e3" style:font-size-asian="10.5pt" style:font-weight-asian="normal" style:font-size-complex="12pt" style:font-weight-complex="normal"/>
    </style:style>
    <style:style style:name="P30" style:family="paragraph" style:parent-style-name="Text_20_body" style:list-style-name="L10"/>
    <style:style style:name="P31" style:family="paragraph" style:parent-style-name="Text_20_body" style:list-style-name="L10">
      <style:paragraph-properties fo:margin-top="0in" fo:margin-bottom="0in" style:contextual-spacing="false"/>
    </style:style>
    <style:style style:name="P32" style:family="paragraph" style:parent-style-name="Text_20_body" style:list-style-name="L11"/>
    <style:style style:name="P33" style:family="paragraph" style:parent-style-name="Text_20_body" style:list-style-name="L11">
      <style:paragraph-properties fo:margin-top="0in" fo:margin-bottom="0in" style:contextual-spacing="false"/>
    </style:style>
    <style:style style:name="P34" style:family="paragraph" style:parent-style-name="Text_20_body" style:list-style-name="L12">
      <style:paragraph-properties fo:margin-top="0in" fo:margin-bottom="0in" style:contextual-spacing="false"/>
    </style:style>
    <style:style style:name="P35" style:family="paragraph" style:parent-style-name="Text_20_body" style:list-style-name="L12">
      <style:text-properties officeooo:paragraph-rsid="00167c1b"/>
    </style:style>
    <style:style style:name="P36" style:family="paragraph" style:parent-style-name="Text_20_body" style:list-style-name="L13"/>
    <style:style style:name="P37" style:family="paragraph" style:parent-style-name="Text_20_body" style:list-style-name="L13">
      <style:paragraph-properties fo:margin-top="0in" fo:margin-bottom="0in" style:contextual-spacing="false"/>
    </style:style>
    <style:style style:name="P38" style:family="paragraph" style:parent-style-name="Text_20_body" style:list-style-name="L14"/>
    <style:style style:name="P39" style:family="paragraph" style:parent-style-name="Text_20_body" style:list-style-name="L14">
      <style:paragraph-properties fo:margin-top="0in" fo:margin-bottom="0in" style:contextual-spacing="false"/>
    </style:style>
    <style:style style:name="T1" style:family="text">
      <style:text-properties style:text-underline-style="non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6ac5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TRADUCTOR DE FÓRMULAS QUÍMICAS</text:p>
      <text:p text:style-name="P4"/>
      <text:p text:style-name="P5">ESTRUCTURA</text:p>
      <text:p text:style-name="P5"/>
      <text:list xml:id="list4047055139" text:style-name="L9">
        <text:list-header>
          <text:p text:style-name="P26"><text:span text:style-name="Strong_20_Emphasis"><text:span text:style-name="T1"><text:s text:c="6"/>Análisis Léxico (Flex)</text:span></text:span><text:span text:style-name="T1">:</text:span></text:p>
        </text:list-header>
      </text:list>
      <text:list xml:id="list1419279408" text:style-name="L2">
        <text:list-item>
          <text:p text:style-name="P16">Identificar los componentes básicos de las fórmulas químicas (átomos, coeficientes, paréntesis, etc.).</text:p>
        </text:list-item>
        <text:list-item>
          <text:p text:style-name="P17">Ejemplo: Reconocer elementos químicos como <text:span text:style-name="Source_20_Text">H</text:span>, <text:span text:style-name="Source_20_Text">O</text:span>, <text:span text:style-name="Source_20_Text">Cl</text:span> o números como subíndices <text:span text:style-name="Source_20_Text">2</text:span>, <text:span text:style-name="Source_20_Text">3</text:span>, etc.</text:p>
          <text:p text:style-name="P17"><text:span text:style-name="Strong_20_Emphasis">Análisis Sintáctico (Bison)</text:span>:</text:p>
        </text:list-item>
      </text:list>
      <text:list xml:id="list656508627" text:style-name="L4">
        <text:list-item>
          <text:p text:style-name="P19">Verificar que la estructura de la fórmula sea válida según las reglas de la química.</text:p>
        </text:list-item>
        <text:list-item>
          <text:p text:style-name="P18">Ejemplo: Aceptar fórmulas válidas como <text:span text:style-name="Source_20_Text">H2O</text:span>, <text:span text:style-name="Source_20_Text">(NH4)2SO4</text:span> y rechazar cosas como <text:span text:style-name="Source_20_Text">H2(O</text:span>.</text:p>
          <text:p text:style-name="P14">Combinas los bloques básicos para hacer cosas válidas. Por ejemplo:</text:p>
        </text:list-item>
      </text:list>
      <text:list xml:id="list3098304577" text:style-name="L10">
        <text:list-item>
          <text:p text:style-name="P31"><text:span text:style-name="Source_20_Text">H2O</text:span> es un conjunto válido (dos hidrógenos y un oxígeno).</text:p>
        </text:list-item>
        <text:list-item>
          <text:p text:style-name="P30"><text:span text:style-name="Source_20_Text">(NH4)2</text:span> también es válido (dos grupos de amonio).</text:p>
        </text:list-item>
      </text:list>
      <text:list xml:id="list14245579207181" text:continue-list="list656508627" text:style-name="L4">
        <text:list-header>
          <text:p text:style-name="P18"/>
        </text:list-header>
      </text:list>
      <text:list xml:id="list3691043174" text:style-name="L5">
        <text:list-header>
          <text:p text:style-name="P20"><text:span text:style-name="Strong_20_Emphasis">Traducción</text:span>:</text:p>
        </text:list-header>
      </text:list>
      <text:list xml:id="list2292819332" text:style-name="L6">
        <text:list-item>
          <text:p text:style-name="P22">Interpretar o convertir las fórmulas químicas a otro formato. Por ejemplo:</text:p>
          <text:list>
            <text:list-item>
              <text:p text:style-name="P22">Generar la cantidad de átomos de cada elemento.</text:p>
            </text:list-item>
            <text:list-item>
              <text:p text:style-name="P21">Traducir a un formato legible para una herramienta específica.</text:p>
            </text:list-item>
          </text:list>
        </text:list-item>
      </text:list>
      <text:list xml:id="list300524427" text:style-name="L7">
        <text:list-header>
          <text:p text:style-name="P23"><text:span text:style-name="Strong_20_Emphasis">Extensiones posibles</text:span>:</text:p>
        </text:list-header>
      </text:list>
      <text:list xml:id="list789665099" text:style-name="L8">
        <text:list-item>
          <text:p text:style-name="P25">Soporte para compuestos más complejos.</text:p>
        </text:list-item>
        <text:list-item>
          <text:p text:style-name="P25">Generación de estructuras químicas.</text:p>
        </text:list-item>
        <text:list-item>
          <text:p text:style-name="P24">Integración con bases de datos químicas para validación.</text:p>
        </text:list-item>
      </text:list>
      <text:p text:style-name="P6">ARCHIVO FLEX.L </text:p>
      <text:h text:style-name="P1" text:outline-level="3"><text:span text:style-name="Strong_20_Emphasis"><text:span text:style-name="T1">Definiciones</text:span></text:span></text:h>
      <text:p text:style-name="Text_20_body">Aquí defines las "reglas" para reconocer patrones. Es como decirle a Flex qué buscar en el texto.</text:p>
      <text:h text:style-name="P1" text:outline-level="3"><text:span text:style-name="Strong_20_Emphasis"><text:span text:style-name="T2">Limitación a elementos válidos</text:span></text:span></text:h>
      <text:p text:style-name="Text_20_body">El patrón <text:span text:style-name="Source_20_Text">[A-Za-z]</text:span> aceptaría cualquier combinación de letras mayúsculas y minúsculas, como <text:span text:style-name="Source_20_Text">Ab</text:span>, <text:span text:style-name="Source_20_Text">Xy</text:span>, o incluso palabras sin sentido como <text:span text:style-name="Source_20_Text">Qw</text:span>. Pero en química, solo hay un número fijo de elementos válidos (118 hasta la fecha).</text:p>
      <text:p text:style-name="P9">Reglas del análisis léxico</text:p>
      <text:p text:style-name="P9"/>
      <text:p text:style-name="P27"><text:span text:style-name="T2">Las reglas entre los delimitadores </text:span><text:span text:style-name="Source_20_Text"><text:span text:style-name="T2">%%</text:span></text:span><text:span text:style-name="T2"> indican qué hacer cuando Flex encuentra algo que coincide con los patrones definidos. Cada regla tiene dos partes:</text:span></text:p>
      <text:list xml:id="list1445157702" text:style-name="L11">
        <text:list-item>
          <text:p text:style-name="P33"><text:span text:style-name="Strong_20_Emphasis">El patrón</text:span>: Lo que Flex debe buscar.</text:p>
        </text:list-item>
        <text:list-item>
          <text:p text:style-name="P32"><text:span text:style-name="Strong_20_Emphasis">La acción</text:span>: Qué hacer cuando lo encuentra.</text:p>
        </text:list-item>
      </text:list>
      <text:p text:style-name="P9"/>
      <text:p text:style-name="P10"><text:soft-page-break/>{ELEMENTO} <text:s text:c="3"/>{ yylval.str = strdup(yytext); return ELEMENTO; }</text:p>
      <text:p text:style-name="P10"/>
      <text:p text:style-name="P10">Si se encuentra un <text:span text:style-name="Source_20_Text">ELEMENTO</text:span>:</text:p>
      <text:list xml:id="list2561701717" text:style-name="L12">
        <text:list-item>
          <text:p text:style-name="P34"><text:span text:style-name="Strong_20_Emphasis"><text:span text:style-name="Source_20_Text">yytext</text:span></text:span>: Es el texto que coincide con el patrón (por ejemplo, <text:span text:style-name="Source_20_Text">H</text:span> o <text:span text:style-name="Source_20_Text">Na</text:span>).</text:p>
        </text:list-item>
        <text:list-item>
          <text:p text:style-name="P34"><text:span text:style-name="Strong_20_Emphasis"><text:span text:style-name="Source_20_Text">strdup(yytext)</text:span></text:span>: Duplica el texto para almacenarlo.</text:p>
        </text:list-item>
        <text:list-item>
          <text:p text:style-name="P34"><text:span text:style-name="Strong_20_Emphasis"><text:span text:style-name="Source_20_Text">yylval.str</text:span></text:span>: Asigna el valor encontrado a la variable que Bison usará.</text:p>
        </text:list-item>
        <text:list-item>
          <text:p text:style-name="P35"><text:span text:style-name="Strong_20_Emphasis"><text:span text:style-name="Source_20_Text">return ELEMENTO;</text:span></text:span>: Devuelve el token <text:span text:style-name="Source_20_Text">ELEMENTO</text:span> al analizador sintáctico.</text:p>
        </text:list-item>
      </text:list>
      <text:h text:style-name="P2" text:outline-level="3"><text:span text:style-name="Strong_20_Emphasis"><text:s/>Finalización</text:span></text:h>
      <text:p text:style-name="P28"><text:span text:style-name="Strong_20_Emphasis"><text:span text:style-name="T2">int yywrap() { return 1; }</text:span></text:span></text:p>
      <text:p text:style-name="P10"><text:span text:style-name="Strong_20_Emphasis"><text:span text:style-name="Source_20_Text">yywrap</text:span></text:span>: Esta función indica si hay más texto por procesar. Devuelve <text:span text:style-name="Source_20_Text">1</text:span> para decir que no hay más, terminando el análisis.</text:p>
      <text:p text:style-name="P10"/>
      <text:p text:style-name="P10"><text:span text:style-name="T3">E</text:span>l propósito de <text:span text:style-name="Strong_20_Emphasis">Flex</text:span> es generar <text:span text:style-name="Strong_20_Emphasis">tokens</text:span> a partir del texto de entrada, y luego estos tokens son enviados a <text:span text:style-name="Strong_20_Emphasis">Bison</text:span>, que se encarga del análisis sintáctico.</text:p>
      <text:p text:style-name="P10"/>
      <text:p text:style-name="P7">ARCHIVO BISON.Y</text:p>
      <text:p text:style-name="P7"/>
      <text:h text:style-name="P3" text:outline-level="3"><text:span text:style-name="Strong_20_Emphasis">Qué es </text:span><text:span text:style-name="Strong_20_Emphasis"><text:span text:style-name="Source_20_Text">union</text:span></text:span><text:span text:style-name="Strong_20_Emphasis"> y por qué se usa?</text:span></text:h>
      <text:p text:style-name="Text_20_body">En Bison, el valor asociado a un token o símbolo de gramática se almacena en una variable llamada <text:span text:style-name="Source_20_Text">yylval</text:span>. Esta variable debe poder contener diferentes tipos de datos porque:</text:p>
      <text:list xml:id="list2784965668" text:style-name="L13">
        <text:list-item>
          <text:p text:style-name="P37">Algunos tokens pueden ser cadenas de texto (por ejemplo, <text:span text:style-name="Source_20_Text">ELEMENTO</text:span> como <text:span text:style-name="Source_20_Text">"H"</text:span> o <text:span text:style-name="Source_20_Text">"O"</text:span>).</text:p>
        </text:list-item>
        <text:list-item>
          <text:p text:style-name="P36">Otros tokens pueden ser números (por ejemplo, <text:span text:style-name="Source_20_Text">SUBINDICE</text:span> como <text:span text:style-name="Source_20_Text">2</text:span> o <text:span text:style-name="Source_20_Text">3</text:span>).</text:p>
        </text:list-item>
      </text:list>
      <text:p text:style-name="Text_20_body">La <text:span text:style-name="Strong_20_Emphasis"><text:span text:style-name="Source_20_Text">%union</text:span></text:span> permite declarar un conjunto de posibles tipos que puede almacenar <text:span text:style-name="Source_20_Text">yylval</text:span>. Así, dependiendo del token o símbolo que se procese, se usa uno de esos tipos.</text:p>
      <text:p text:style-name="P11"/>
      <text:p text:style-name="P11"/>
      <text:p text:style-name="P11"/>
      <text:p text:style-name="P8">ERRORES BISON</text:p>
      <text:p text:style-name="P12"/>
      <text:p text:style-name="P29">Un conflicto desplazamiento/reducción ocurre cuando Bison no puede decidir entre:</text:p>
      <text:list xml:id="list3075102512" text:style-name="L14">
        <text:list-item>
          <text:p text:style-name="P39"><text:span text:style-name="Strong_20_Emphasis">Desplazar</text:span>: Continuar analizando tokens adicionales.</text:p>
        </text:list-item>
        <text:list-item>
          <text:p text:style-name="P38"><text:span text:style-name="Strong_20_Emphasis">Reducir</text:span>: Aplicar una regla gramatical y combinar tokens ya analizados.</text:p>
        </text:list-item>
      </text:list>
      <text:p text:style-name="Text_20_body">Esto indica que tu gramática puede estar <text:span text:style-name="Strong_20_Emphasis">ambigua</text:span> o mal definida.</text:p>
      <text:p text:style-name="P15">bison -o proyecto.tab.c proyecto.y -yd -Wcounterexamples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5T21:19:27.837363464</meta:creation-date>
    <dc:date>2024-12-16T01:42:44.012765148</dc:date>
    <meta:editing-duration>PT1H21M23S</meta:editing-duration>
    <meta:editing-cycles>1</meta:editing-cycles>
    <meta:document-statistic meta:table-count="0" meta:image-count="0" meta:object-count="0" meta:page-count="2" meta:paragraph-count="51" meta:word-count="516" meta:character-count="3153" meta:non-whitespace-character-count="2704"/>
    <meta:generator>LibreOffice/7.3.7.2$Linux_X86_64 LibreOffice_project/30$Build-2</meta:generator>
  </office:meta>
</office:document-meta>
</file>